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333333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44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fill="solid" draw:fill-color="#33cc66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solid" svg:stroke-width="0.04cm" svg:stroke-color="#ff6633" draw:marker-start-width="0.26cm" draw:marker-end-width="0.26cm" draw:fill="solid" draw:fill-color="#ff6633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52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36cm"/>
    </style:style>
    <style:style style:name="gr21" style:family="graphic" style:parent-style-name="standard">
      <style:graphic-properties draw:stroke="none" svg:stroke-color="#000000" draw:fill="none" draw:fill-color="#ffffff" fo:min-height="1.206cm"/>
    </style:style>
    <style:style style:name="gr22" style:family="graphic" style:parent-style-name="standard">
      <style:graphic-properties draw:stroke="none" draw:stroke-dash="_32__20_Dots_20_1_20_Dash" svg:stroke-color="#000000" draw:fill="none" draw:fill-color="#ffffff" fo:min-height="1.255cm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svg:stroke-width="0.1cm" svg:stroke-color="#808080" draw:marker-start="Arrowheads_20_1" draw:marker-start-width="0.4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0.493cm"/>
    </style:style>
    <style:style style:name="gr26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fill="none" fo:min-height="0.244cm"/>
    </style:style>
    <style:style style:name="gr29" style:family="graphic" style:parent-style-name="standard">
      <style:graphic-properties draw:marker-start="Arrowheads_20_1" draw:marker-start-width="0.3cm" draw:marker-end="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1" style:family="graphic" style:parent-style-name="standard">
      <style:graphic-properties draw:marker-start="" draw:marker-start-width="0.3cm" draw:marker-end="Arrowheads_20_1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center" draw:textarea-vertical-align="middle"/>
    </style:style>
    <style:style style:name="gr3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svg:stroke-width="0.03cm" draw:marker-start="Arrowheads_20_1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gr36" style:family="graphic" style:parent-style-name="standard">
      <style:graphic-properties svg:stroke-width="0.03cm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0000" fo:font-family="'Bitstream Vera Serif'" style:font-family-generic="roman" style:font-pitch="variable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6pt"/>
    </style:style>
    <style:style style:name="P7" style:family="paragraph">
      <style:paragraph-properties fo:text-align="center"/>
      <style:text-properties fo:font-size="6pt"/>
    </style:style>
    <style:style style:name="P8" style:family="paragraph">
      <style:paragraph-properties fo:margin-left="0cm" fo:margin-right="0cm" fo:text-align="center" fo:text-indent="0cm"/>
      <style:text-properties fo:font-size="6pt"/>
    </style:style>
    <style:style style:name="P9" style:family="paragraph">
      <style:paragraph-properties fo:margin-left="0cm" fo:margin-right="0cm" fo:text-indent="0cm"/>
      <style:text-properties fo:font-size="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  <style:text-properties fo:font-size="6pt"/>
    </style:style>
    <style:style style:name="T1" style:family="text">
      <style:text-properties fo:color="#ff0000" fo:font-family="'Bitstream Vera Serif'" style:font-family-generic="roman" style:font-pitch="variable"/>
    </style:style>
    <style:style style:name="T2" style:family="text">
      <style:text-properties fo:font-size="6pt"/>
    </style:style>
    <style:style style:name="T3" style:family="text">
      <style:text-properties fo:font-size="8pt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7cm" svg:height="4.693cm" svg:x="4.759cm" svg:y="10.766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5.292cm" svg:y="11.538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6.512cm" svg:y="11.538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5.714cm" svg:y="10.92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5.784cm" svg:y="10.994cm">
            <text:p text:style-name="P5"/>
          </draw:rect>
          <draw:rect draw:style-name="gr3" draw:text-style-name="P1" draw:layer="layout" svg:width="0.055cm" svg:height="0.055cm" svg:x="6.002cm" svg:y="10.994cm">
            <text:p text:style-name="P5"/>
          </draw:rect>
          <draw:rect draw:style-name="gr3" draw:text-style-name="P1" draw:layer="layout" svg:width="0.055cm" svg:height="0.055cm" svg:x="6.215cm" svg:y="10.994cm">
            <text:p text:style-name="P5"/>
          </draw:rect>
          <draw:rect draw:style-name="gr4" draw:text-style-name="P1" draw:layer="layout" svg:width="0.055cm" svg:height="0.055cm" svg:x="5.785cm" svg:y="11.163cm">
            <text:p text:style-name="P5"/>
          </draw:rect>
          <draw:rect draw:style-name="gr3" draw:text-style-name="P1" draw:layer="layout" svg:width="0.055cm" svg:height="0.055cm" svg:x="6.002cm" svg:y="11.163cm">
            <text:p text:style-name="P5"/>
          </draw:rect>
          <draw:rect draw:style-name="gr3" draw:text-style-name="P1" draw:layer="layout" svg:width="0.055cm" svg:height="0.055cm" svg:x="6.216cm" svg:y="11.163cm">
            <text:p text:style-name="P5"/>
          </draw:rect>
        </draw:g>
        <draw:g>
          <draw:custom-shape draw:style-name="gr1" draw:text-style-name="P4" draw:layer="layout" svg:width="1.044cm" svg:height="0.371cm" svg:x="6.506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6.576cm" svg:y="10.995cm">
            <text:p text:style-name="P5"/>
          </draw:rect>
          <draw:rect draw:style-name="gr3" draw:text-style-name="P1" draw:layer="layout" svg:width="0.055cm" svg:height="0.055cm" svg:x="6.794cm" svg:y="10.995cm">
            <text:p text:style-name="P5"/>
          </draw:rect>
          <draw:rect draw:style-name="gr3" draw:text-style-name="P1" draw:layer="layout" svg:width="0.055cm" svg:height="0.055cm" svg:x="7.007cm" svg:y="10.995cm">
            <text:p text:style-name="P5"/>
          </draw:rect>
          <draw:rect draw:style-name="gr4" draw:text-style-name="P1" draw:layer="layout" svg:width="0.055cm" svg:height="0.055cm" svg:x="6.577cm" svg:y="11.164cm">
            <text:p text:style-name="P5"/>
          </draw:rect>
          <draw:rect draw:style-name="gr3" draw:text-style-name="P1" draw:layer="layout" svg:width="0.055cm" svg:height="0.055cm" svg:x="6.794cm" svg:y="11.164cm">
            <text:p text:style-name="P5"/>
          </draw:rect>
          <draw:rect draw:style-name="gr3" draw:text-style-name="P1" draw:layer="layout" svg:width="0.055cm" svg:height="0.055cm" svg:x="7.008cm" svg:y="11.164cm">
            <text:p text:style-name="P5"/>
          </draw:rect>
          <draw:rect draw:style-name="gr3" draw:text-style-name="P1" draw:layer="layout" svg:width="0.055cm" svg:height="0.055cm" svg:x="7.218cm" svg:y="10.996cm">
            <text:p text:style-name="P5"/>
          </draw:rect>
          <draw:rect draw:style-name="gr3" draw:text-style-name="P1" draw:layer="layout" svg:width="0.055cm" svg:height="0.055cm" svg:x="7.421cm" svg:y="10.996cm">
            <text:p text:style-name="P5"/>
          </draw:rect>
          <draw:rect draw:style-name="gr3" draw:text-style-name="P1" draw:layer="layout" svg:width="0.055cm" svg:height="0.055cm" svg:x="7.218cm" svg:y="11.164cm">
            <text:p text:style-name="P5"/>
          </draw:rect>
          <draw:rect draw:style-name="gr3" draw:text-style-name="P1" draw:layer="layout" svg:width="0.055cm" svg:height="0.055cm" svg:x="7.421cm" svg:y="11.164cm">
            <text:p text:style-name="P5"/>
          </draw:rect>
        </draw:g>
        <draw:frame draw:style-name="gr5" draw:text-style-name="P5" draw:layer="layout" svg:width="0.144cm" svg:height="1.204cm" svg:x="7.589cm" svg:y="11.153cm">
          <draw:text-box>
            <text:p text:style-name="P5"/>
          </draw:text-box>
        </draw:frame>
        <draw:frame draw:style-name="gr6" draw:text-style-name="P6" draw:layer="layout" svg:width="0.705cm" svg:height="1.204cm" svg:x="6.096cm" svg:y="10.012cm">
          <draw:text-box>
            <text:p text:style-name="P5"/>
          </draw:text-box>
        </draw:frame>
        <draw:custom-shape draw:style-name="gr7" draw:text-style-name="P7" draw:layer="layout" svg:width="0.382cm" svg:height="0.382cm" svg:x="6.212cm" svg:y="12.7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6.212cm" svg:y="13.31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7.733cm" svg:y="14.928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7.803cm" svg:y="15cm">
            <text:p text:style-name="P5"/>
          </draw:rect>
          <draw:rect draw:style-name="gr3" draw:text-style-name="P1" draw:layer="layout" svg:width="0.055cm" svg:height="0.055cm" svg:x="8.021cm" svg:y="15cm">
            <text:p text:style-name="P5"/>
          </draw:rect>
          <draw:rect draw:style-name="gr3" draw:text-style-name="P1" draw:layer="layout" svg:width="0.055cm" svg:height="0.055cm" svg:x="8.234cm" svg:y="15cm">
            <text:p text:style-name="P5"/>
          </draw:rect>
          <draw:rect draw:style-name="gr4" draw:text-style-name="P1" draw:layer="layout" svg:width="0.055cm" svg:height="0.055cm" svg:x="7.804cm" svg:y="15.169cm">
            <text:p text:style-name="P5"/>
          </draw:rect>
          <draw:rect draw:style-name="gr3" draw:text-style-name="P1" draw:layer="layout" svg:width="0.055cm" svg:height="0.055cm" svg:x="8.021cm" svg:y="15.169cm">
            <text:p text:style-name="P5"/>
          </draw:rect>
          <draw:rect draw:style-name="gr3" draw:text-style-name="P1" draw:layer="layout" svg:width="0.055cm" svg:height="0.055cm" svg:x="8.235cm" svg:y="15.169cm">
            <text:p text:style-name="P5"/>
          </draw:rect>
          <draw:rect draw:style-name="gr3" draw:text-style-name="P1" draw:layer="layout" svg:width="0.055cm" svg:height="0.055cm" svg:x="8.445cm" svg:y="15.001cm">
            <text:p text:style-name="P5"/>
          </draw:rect>
          <draw:rect draw:style-name="gr3" draw:text-style-name="P1" draw:layer="layout" svg:width="0.055cm" svg:height="0.055cm" svg:x="8.648cm" svg:y="15.001cm">
            <text:p text:style-name="P5"/>
          </draw:rect>
          <draw:rect draw:style-name="gr3" draw:text-style-name="P1" draw:layer="layout" svg:width="0.055cm" svg:height="0.055cm" svg:x="8.445cm" svg:y="15.169cm">
            <text:p text:style-name="P5"/>
          </draw:rect>
          <draw:rect draw:style-name="gr3" draw:text-style-name="P1" draw:layer="layout" svg:width="0.055cm" svg:height="0.055cm" svg:x="8.648cm" svg:y="15.169cm">
            <text:p text:style-name="P5"/>
          </draw:rect>
          <draw:rect draw:style-name="gr3" draw:text-style-name="P1" draw:layer="layout" svg:width="0.055cm" svg:height="0.055cm" svg:x="8.879cm" svg:y="15cm">
            <text:p text:style-name="P5"/>
          </draw:rect>
          <draw:rect draw:style-name="gr3" draw:text-style-name="P1" draw:layer="layout" svg:width="0.055cm" svg:height="0.055cm" svg:x="9.097cm" svg:y="15cm">
            <text:p text:style-name="P5"/>
          </draw:rect>
          <draw:rect draw:style-name="gr3" draw:text-style-name="P1" draw:layer="layout" svg:width="0.055cm" svg:height="0.055cm" svg:x="9.31cm" svg:y="15cm">
            <text:p text:style-name="P5"/>
          </draw:rect>
          <draw:rect draw:style-name="gr3" draw:text-style-name="P1" draw:layer="layout" svg:width="0.055cm" svg:height="0.055cm" svg:x="8.88cm" svg:y="15.169cm">
            <text:p text:style-name="P5"/>
          </draw:rect>
          <draw:rect draw:style-name="gr3" draw:text-style-name="P1" draw:layer="layout" svg:width="0.055cm" svg:height="0.055cm" svg:x="9.097cm" svg:y="15.169cm">
            <text:p text:style-name="P5"/>
          </draw:rect>
          <draw:rect draw:style-name="gr3" draw:text-style-name="P1" draw:layer="layout" svg:width="0.055cm" svg:height="0.055cm" svg:x="9.311cm" svg:y="15.169cm">
            <text:p text:style-name="P5"/>
          </draw:rect>
          <draw:rect draw:style-name="gr3" draw:text-style-name="P1" draw:layer="layout" svg:width="0.055cm" svg:height="0.055cm" svg:x="9.521cm" svg:y="15.001cm">
            <text:p text:style-name="P5"/>
          </draw:rect>
          <draw:rect draw:style-name="gr3" draw:text-style-name="P1" draw:layer="layout" svg:width="0.055cm" svg:height="0.055cm" svg:x="9.724cm" svg:y="15.001cm">
            <text:p text:style-name="P5"/>
          </draw:rect>
          <draw:rect draw:style-name="gr3" draw:text-style-name="P1" draw:layer="layout" svg:width="0.055cm" svg:height="0.055cm" svg:x="9.521cm" svg:y="15.169cm">
            <text:p text:style-name="P5"/>
          </draw:rect>
          <draw:rect draw:style-name="gr3" draw:text-style-name="P1" draw:layer="layout" svg:width="0.055cm" svg:height="0.055cm" svg:x="9.724cm" svg:y="15.169cm">
            <text:p text:style-name="P5"/>
          </draw:rect>
        </draw:g>
        <draw:custom-shape draw:style-name="gr9" draw:text-style-name="P7" draw:layer="layout" svg:width="0.552cm" svg:height="0.552cm" svg:x="11.305cm" svg:y="13.371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5.419cm" svg:y="12.691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3" draw:text-style-name="P1" draw:layer="layout" svg:width="0.055cm" svg:height="0.055cm" svg:x="5.517cm" svg:y="12.808cm">
              <text:p text:style-name="P5"/>
            </draw:rect>
            <draw:rect draw:style-name="gr3" draw:text-style-name="P1" draw:layer="layout" svg:width="0.055cm" svg:height="0.055cm" svg:x="5.72cm" svg:y="12.808cm">
              <text:p text:style-name="P5"/>
            </draw:rect>
            <draw:rect draw:style-name="gr3" draw:text-style-name="P1" draw:layer="layout" svg:width="0.055cm" svg:height="0.055cm" svg:x="5.951cm" svg:y="12.807cm">
              <text:p text:style-name="P5"/>
            </draw:rect>
          </draw:g>
        </draw:g>
        <draw:custom-shape draw:style-name="gr10" draw:text-style-name="P8" draw:layer="layout" svg:width="0.396cm" svg:height="0.396cm" svg:x="7.589cm" svg:y="11.064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7.68cm" svg:y="14.532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674cm" svg:y="13.077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5.42cm" svg:y="14.273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3" draw:text-style-name="P1" draw:layer="layout" svg:width="0.055cm" svg:height="0.055cm" svg:x="5.518cm" svg:y="14.39cm">
            <text:p text:style-name="P5"/>
          </draw:rect>
          <draw:rect draw:style-name="gr3" draw:text-style-name="P1" draw:layer="layout" svg:width="0.055cm" svg:height="0.055cm" svg:x="5.721cm" svg:y="14.39cm">
            <text:p text:style-name="P5"/>
          </draw:rect>
        </draw:g>
        <draw:custom-shape draw:style-name="gr11" draw:text-style-name="P7" draw:layer="layout" svg:width="0.306cm" svg:height="1.316cm" svg:x="4.617cm" svg:y="12.8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4.405cm" svg:y1="13.214cm" svg:x2="4.942cm" svg:y2="13.214cm">
            <text:p text:style-name="P5"/>
          </draw:line>
          <draw:line draw:style-name="gr12" draw:text-style-name="P7" draw:layer="layout" svg:x1="4.406cm" svg:y1="13.384cm" svg:x2="4.943cm" svg:y2="13.384cm">
            <text:p text:style-name="P5"/>
          </draw:line>
          <draw:line draw:style-name="gr12" draw:text-style-name="P7" draw:layer="layout" svg:x1="4.406cm" svg:y1="13.568cm" svg:x2="4.943cm" svg:y2="13.568cm">
            <text:p text:style-name="P5"/>
          </draw:line>
          <draw:line draw:style-name="gr12" draw:text-style-name="P7" draw:layer="layout" svg:x1="4.406cm" svg:y1="13.752cm" svg:x2="4.943cm" svg:y2="13.752cm">
            <text:p text:style-name="P5"/>
          </draw:line>
          <draw:line draw:style-name="gr13" draw:text-style-name="P7" draw:layer="layout" svg:x1="4.406cm" svg:y1="13.907cm" svg:x2="4.943cm" svg:y2="13.907cm">
            <text:p text:style-name="P5"/>
          </draw:line>
          <draw:custom-shape draw:style-name="gr14" draw:text-style-name="P7" draw:layer="layout" svg:width="0.198cm" svg:height="0.976cm" svg:x="4.928cm" svg:y="13.073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4.759cm" svg:y="12.884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4.759cm" svg:y="14.048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8.12cm" svg:y="11.731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8.204cm" svg:y="11.8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  <draw:page draw:name="page2" draw:style-name="dp1" draw:master-page-name="Default">
        <draw:rect draw:style-name="gr17" draw:text-style-name="P1" draw:layer="layout" svg:width="2.81cm" svg:height="1.676cm" svg:x="2.438cm" svg:y="11.857cm">
          <text:p text:style-name="P5"/>
        </draw:rect>
        <draw:custom-shape draw:style-name="gr1" draw:text-style-name="P1" draw:layer="layout" svg:width="6.987cm" svg:height="4.693cm" svg:x="7.952cm" svg:y="10.767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8.485cm" svg:y="11.539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9.705cm" svg:y="11.539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8.907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8.977cm" svg:y="10.995cm">
            <text:p text:style-name="P5"/>
          </draw:rect>
          <draw:rect draw:style-name="gr3" draw:text-style-name="P1" draw:layer="layout" svg:width="0.055cm" svg:height="0.055cm" svg:x="9.195cm" svg:y="10.995cm">
            <text:p text:style-name="P5"/>
          </draw:rect>
          <draw:rect draw:style-name="gr3" draw:text-style-name="P1" draw:layer="layout" svg:width="0.055cm" svg:height="0.055cm" svg:x="9.408cm" svg:y="10.995cm">
            <text:p text:style-name="P5"/>
          </draw:rect>
          <draw:rect draw:style-name="gr4" draw:text-style-name="P1" draw:layer="layout" svg:width="0.055cm" svg:height="0.055cm" svg:x="8.978cm" svg:y="11.164cm">
            <text:p text:style-name="P5"/>
          </draw:rect>
          <draw:rect draw:style-name="gr3" draw:text-style-name="P1" draw:layer="layout" svg:width="0.055cm" svg:height="0.055cm" svg:x="9.195cm" svg:y="11.164cm">
            <text:p text:style-name="P5"/>
          </draw:rect>
          <draw:rect draw:style-name="gr3" draw:text-style-name="P1" draw:layer="layout" svg:width="0.055cm" svg:height="0.055cm" svg:x="9.409cm" svg:y="11.164cm">
            <text:p text:style-name="P5"/>
          </draw:rect>
        </draw:g>
        <draw:g>
          <draw:custom-shape draw:style-name="gr1" draw:text-style-name="P4" draw:layer="layout" svg:width="1.044cm" svg:height="0.371cm" svg:x="9.699cm" svg:y="10.924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9.769cm" svg:y="10.996cm">
            <text:p text:style-name="P5"/>
          </draw:rect>
          <draw:rect draw:style-name="gr3" draw:text-style-name="P1" draw:layer="layout" svg:width="0.055cm" svg:height="0.055cm" svg:x="9.987cm" svg:y="10.996cm">
            <text:p text:style-name="P5"/>
          </draw:rect>
          <draw:rect draw:style-name="gr3" draw:text-style-name="P1" draw:layer="layout" svg:width="0.055cm" svg:height="0.055cm" svg:x="10.2cm" svg:y="10.996cm">
            <text:p text:style-name="P5"/>
          </draw:rect>
          <draw:rect draw:style-name="gr4" draw:text-style-name="P1" draw:layer="layout" svg:width="0.055cm" svg:height="0.055cm" svg:x="9.77cm" svg:y="11.165cm">
            <text:p text:style-name="P5"/>
          </draw:rect>
          <draw:rect draw:style-name="gr3" draw:text-style-name="P1" draw:layer="layout" svg:width="0.055cm" svg:height="0.055cm" svg:x="9.987cm" svg:y="11.165cm">
            <text:p text:style-name="P5"/>
          </draw:rect>
          <draw:rect draw:style-name="gr3" draw:text-style-name="P1" draw:layer="layout" svg:width="0.055cm" svg:height="0.055cm" svg:x="10.201cm" svg:y="11.165cm">
            <text:p text:style-name="P5"/>
          </draw:rect>
          <draw:rect draw:style-name="gr3" draw:text-style-name="P1" draw:layer="layout" svg:width="0.055cm" svg:height="0.055cm" svg:x="10.411cm" svg:y="10.997cm">
            <text:p text:style-name="P5"/>
          </draw:rect>
          <draw:rect draw:style-name="gr3" draw:text-style-name="P1" draw:layer="layout" svg:width="0.055cm" svg:height="0.055cm" svg:x="10.614cm" svg:y="10.997cm">
            <text:p text:style-name="P5"/>
          </draw:rect>
          <draw:rect draw:style-name="gr3" draw:text-style-name="P1" draw:layer="layout" svg:width="0.055cm" svg:height="0.055cm" svg:x="10.411cm" svg:y="11.165cm">
            <text:p text:style-name="P5"/>
          </draw:rect>
          <draw:rect draw:style-name="gr3" draw:text-style-name="P1" draw:layer="layout" svg:width="0.055cm" svg:height="0.055cm" svg:x="10.614cm" svg:y="11.165cm">
            <text:p text:style-name="P5"/>
          </draw:rect>
        </draw:g>
        <draw:frame draw:style-name="gr5" draw:text-style-name="P5" draw:layer="layout" svg:width="0.144cm" svg:height="1.204cm" svg:x="10.782cm" svg:y="11.154cm">
          <draw:text-box>
            <text:p text:style-name="P5"/>
          </draw:text-box>
        </draw:frame>
        <draw:frame draw:style-name="gr6" draw:text-style-name="P6" draw:layer="layout" svg:width="0.705cm" svg:height="1.204cm" svg:x="9.289cm" svg:y="10.013cm">
          <draw:text-box>
            <text:p text:style-name="P5"/>
          </draw:text-box>
        </draw:frame>
        <draw:custom-shape draw:style-name="gr7" draw:text-style-name="P7" draw:layer="layout" svg:width="0.382cm" svg:height="0.382cm" svg:x="9.405cm" svg:y="12.7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9.405cm" svg:y="13.3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10.926cm" svg:y="14.9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10.996cm" svg:y="15.001cm">
            <text:p text:style-name="P5"/>
          </draw:rect>
          <draw:rect draw:style-name="gr3" draw:text-style-name="P1" draw:layer="layout" svg:width="0.055cm" svg:height="0.055cm" svg:x="11.214cm" svg:y="15.001cm">
            <text:p text:style-name="P5"/>
          </draw:rect>
          <draw:rect draw:style-name="gr3" draw:text-style-name="P1" draw:layer="layout" svg:width="0.055cm" svg:height="0.055cm" svg:x="11.427cm" svg:y="15.001cm">
            <text:p text:style-name="P5"/>
          </draw:rect>
          <draw:rect draw:style-name="gr4" draw:text-style-name="P1" draw:layer="layout" svg:width="0.055cm" svg:height="0.055cm" svg:x="10.997cm" svg:y="15.17cm">
            <text:p text:style-name="P5"/>
          </draw:rect>
          <draw:rect draw:style-name="gr3" draw:text-style-name="P1" draw:layer="layout" svg:width="0.055cm" svg:height="0.055cm" svg:x="11.214cm" svg:y="15.17cm">
            <text:p text:style-name="P5"/>
          </draw:rect>
          <draw:rect draw:style-name="gr3" draw:text-style-name="P1" draw:layer="layout" svg:width="0.055cm" svg:height="0.055cm" svg:x="11.428cm" svg:y="15.17cm">
            <text:p text:style-name="P5"/>
          </draw:rect>
          <draw:rect draw:style-name="gr3" draw:text-style-name="P1" draw:layer="layout" svg:width="0.055cm" svg:height="0.055cm" svg:x="11.638cm" svg:y="15.002cm">
            <text:p text:style-name="P5"/>
          </draw:rect>
          <draw:rect draw:style-name="gr3" draw:text-style-name="P1" draw:layer="layout" svg:width="0.055cm" svg:height="0.055cm" svg:x="11.841cm" svg:y="15.002cm">
            <text:p text:style-name="P5"/>
          </draw:rect>
          <draw:rect draw:style-name="gr3" draw:text-style-name="P1" draw:layer="layout" svg:width="0.055cm" svg:height="0.055cm" svg:x="11.638cm" svg:y="15.17cm">
            <text:p text:style-name="P5"/>
          </draw:rect>
          <draw:rect draw:style-name="gr3" draw:text-style-name="P1" draw:layer="layout" svg:width="0.055cm" svg:height="0.055cm" svg:x="11.841cm" svg:y="15.17cm">
            <text:p text:style-name="P5"/>
          </draw:rect>
          <draw:rect draw:style-name="gr3" draw:text-style-name="P1" draw:layer="layout" svg:width="0.055cm" svg:height="0.055cm" svg:x="12.072cm" svg:y="15.001cm">
            <text:p text:style-name="P5"/>
          </draw:rect>
          <draw:rect draw:style-name="gr3" draw:text-style-name="P1" draw:layer="layout" svg:width="0.055cm" svg:height="0.055cm" svg:x="12.29cm" svg:y="15.001cm">
            <text:p text:style-name="P5"/>
          </draw:rect>
          <draw:rect draw:style-name="gr3" draw:text-style-name="P1" draw:layer="layout" svg:width="0.055cm" svg:height="0.055cm" svg:x="12.503cm" svg:y="15.001cm">
            <text:p text:style-name="P5"/>
          </draw:rect>
          <draw:rect draw:style-name="gr3" draw:text-style-name="P1" draw:layer="layout" svg:width="0.055cm" svg:height="0.055cm" svg:x="12.073cm" svg:y="15.17cm">
            <text:p text:style-name="P5"/>
          </draw:rect>
          <draw:rect draw:style-name="gr3" draw:text-style-name="P1" draw:layer="layout" svg:width="0.055cm" svg:height="0.055cm" svg:x="12.29cm" svg:y="15.17cm">
            <text:p text:style-name="P5"/>
          </draw:rect>
          <draw:rect draw:style-name="gr3" draw:text-style-name="P1" draw:layer="layout" svg:width="0.055cm" svg:height="0.055cm" svg:x="12.504cm" svg:y="15.17cm">
            <text:p text:style-name="P5"/>
          </draw:rect>
          <draw:rect draw:style-name="gr3" draw:text-style-name="P1" draw:layer="layout" svg:width="0.055cm" svg:height="0.055cm" svg:x="12.714cm" svg:y="15.002cm">
            <text:p text:style-name="P5"/>
          </draw:rect>
          <draw:rect draw:style-name="gr3" draw:text-style-name="P1" draw:layer="layout" svg:width="0.055cm" svg:height="0.055cm" svg:x="12.917cm" svg:y="15.002cm">
            <text:p text:style-name="P5"/>
          </draw:rect>
          <draw:rect draw:style-name="gr3" draw:text-style-name="P1" draw:layer="layout" svg:width="0.055cm" svg:height="0.055cm" svg:x="12.714cm" svg:y="15.17cm">
            <text:p text:style-name="P5"/>
          </draw:rect>
          <draw:rect draw:style-name="gr3" draw:text-style-name="P1" draw:layer="layout" svg:width="0.055cm" svg:height="0.055cm" svg:x="12.917cm" svg:y="15.17cm">
            <text:p text:style-name="P5"/>
          </draw:rect>
        </draw:g>
        <draw:custom-shape draw:style-name="gr9" draw:text-style-name="P7" draw:layer="layout" svg:width="0.552cm" svg:height="0.552cm" svg:x="14.498cm" svg:y="13.372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8.612cm" svg:y="12.692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4" draw:text-style-name="P1" draw:layer="layout" svg:width="0.055cm" svg:height="0.055cm" svg:x="8.71cm" svg:y="12.809cm">
              <text:p text:style-name="P5"/>
            </draw:rect>
            <draw:rect draw:style-name="gr3" draw:text-style-name="P1" draw:layer="layout" svg:width="0.055cm" svg:height="0.055cm" svg:x="8.913cm" svg:y="12.809cm">
              <text:p text:style-name="P5"/>
            </draw:rect>
            <draw:rect draw:style-name="gr3" draw:text-style-name="P1" draw:layer="layout" svg:width="0.055cm" svg:height="0.055cm" svg:x="9.144cm" svg:y="12.808cm">
              <text:p text:style-name="P5"/>
            </draw:rect>
          </draw:g>
        </draw:g>
        <draw:custom-shape draw:style-name="gr10" draw:text-style-name="P8" draw:layer="layout" svg:width="0.396cm" svg:height="0.396cm" svg:x="10.782cm" svg:y="11.065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10.873cm" svg:y="14.533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8.867cm" svg:y="13.078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8.613cm" svg:y="14.274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4" draw:text-style-name="P1" draw:layer="layout" svg:width="0.055cm" svg:height="0.055cm" svg:x="8.711cm" svg:y="14.391cm">
            <text:p text:style-name="P5"/>
          </draw:rect>
          <draw:rect draw:style-name="gr3" draw:text-style-name="P1" draw:layer="layout" svg:width="0.055cm" svg:height="0.055cm" svg:x="8.914cm" svg:y="14.391cm">
            <text:p text:style-name="P5"/>
          </draw:rect>
        </draw:g>
        <draw:custom-shape draw:style-name="gr11" draw:text-style-name="P7" draw:layer="layout" svg:width="0.306cm" svg:height="1.316cm" svg:x="7.81cm" svg:y="12.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7.598cm" svg:y1="13.215cm" svg:x2="8.135cm" svg:y2="13.215cm">
            <text:p text:style-name="P5"/>
          </draw:line>
          <draw:line draw:style-name="gr12" draw:text-style-name="P7" draw:layer="layout" svg:x1="7.599cm" svg:y1="13.385cm" svg:x2="8.136cm" svg:y2="13.385cm">
            <text:p text:style-name="P5"/>
          </draw:line>
          <draw:line draw:style-name="gr12" draw:text-style-name="P7" draw:layer="layout" svg:x1="7.599cm" svg:y1="13.569cm" svg:x2="8.136cm" svg:y2="13.569cm">
            <text:p text:style-name="P5"/>
          </draw:line>
          <draw:line draw:style-name="gr12" draw:text-style-name="P7" draw:layer="layout" svg:x1="7.599cm" svg:y1="13.753cm" svg:x2="8.136cm" svg:y2="13.753cm">
            <text:p text:style-name="P5"/>
          </draw:line>
          <draw:line draw:style-name="gr13" draw:text-style-name="P7" draw:layer="layout" svg:x1="7.599cm" svg:y1="13.908cm" svg:x2="8.136cm" svg:y2="13.908cm">
            <text:p text:style-name="P5"/>
          </draw:line>
          <draw:custom-shape draw:style-name="gr14" draw:text-style-name="P7" draw:layer="layout" svg:width="0.198cm" svg:height="0.976cm" svg:x="8.121cm" svg:y="13.074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7.952cm" svg:y="12.885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7.952cm" svg:y="14.049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11.313cm" svg:y="11.732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11.397cm" svg:y="11.81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8" draw:text-style-name="P9" draw:layer="layout" svg:width="2.184cm" svg:height="0.602cm" svg:x="16.45cm" svg:y="14.741cm">
          <draw:text-box>
            <text:p text:style-name="P5"><text:span text:style-name="T3">USB mini B</text:span></text:p>
          </draw:text-box>
        </draw:frame>
        <draw:line draw:style-name="gr19" draw:text-style-name="P7" draw:layer="layout" svg:x1="16.604cm" svg:y1="14.923cm" svg:x2="15.134cm" svg:y2="13.957cm">
          <text:p text:style-name="P5"/>
        </draw:line>
        <draw:frame draw:style-name="gr18" draw:text-style-name="P9" draw:layer="layout" svg:width="2.595cm" svg:height="1.523cm" svg:x="9.546cm" svg:y="16.137cm">
          <draw:text-box>
            <text:p text:style-name="P5"><text:span text:style-name="T3">JMP Disable</text:span></text:p>
            <text:p text:style-name="P5"><text:span text:style-name="T3">LPC Firmware Hub memory read</text:span></text:p>
          </draw:text-box>
        </draw:frame>
        <draw:line draw:style-name="gr19" draw:text-style-name="P7" draw:layer="layout" svg:x1="10.541cm" svg:y1="16.128cm" svg:x2="10.926cm" svg:y2="15.3cm">
          <text:p text:style-name="P5"/>
        </draw:line>
        <draw:frame draw:style-name="gr18" draw:text-style-name="P9" draw:layer="layout" svg:width="2.184cm" svg:height="0.887cm" svg:x="11.593cm" svg:y="9.31cm">
          <draw:text-box>
            <text:p text:style-name="P5"><text:span text:style-name="T3">BYTE BLASTER II</text:span></text:p>
          </draw:text-box>
        </draw:frame>
        <draw:line draw:style-name="gr19" draw:text-style-name="P7" draw:layer="layout" svg:x1="11.859cm" svg:y1="9.996cm" svg:x2="10.851cm" svg:y2="10.767cm">
          <text:p text:style-name="P5"/>
        </draw:line>
        <draw:custom-shape draw:style-name="gr10" draw:text-style-name="P8" draw:layer="layout" svg:width="0.396cm" svg:height="0.396cm" svg:x="8.485cm" svg:y="11.065cm">
          <text:p text:style-name="P2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8.485cm" svg:y="10.795cm">
          <text:p text:style-name="P2"><text:span text:style-name="T2">M1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184cm" svg:height="0.986cm" svg:x="6.96cm" svg:y="8.94cm">
          <draw:text-box>
            <text:p text:style-name="P5"><text:span text:style-name="T3">Mode select</text:span></text:p>
            <text:p text:style-name="P5"><text:span text:style-name="T3">(flash region)</text:span></text:p>
          </draw:text-box>
        </draw:frame>
        <draw:line draw:style-name="gr19" draw:text-style-name="P7" draw:layer="layout" svg:x1="8.443cm" svg:y1="9.744cm" svg:x2="9.073cm" svg:y2="10.767cm">
          <text:p text:style-name="P5"/>
        </draw:line>
        <draw:line draw:style-name="gr19" draw:text-style-name="P7" draw:layer="layout" svg:x1="14.35cm" svg:y1="10.542cm" svg:x2="10.782cm" svg:y2="11.634cm">
          <text:p text:style-name="P5"/>
        </draw:line>
        <draw:frame draw:style-name="gr18" draw:text-style-name="P9" draw:layer="layout" svg:width="2.184cm" svg:height="0.887cm" svg:x="14.267cm" svg:y="9.83cm">
          <draw:text-box>
            <text:p text:style-name="P5"><text:span text:style-name="T3">Post code byte</text:span></text:p>
          </draw:text-box>
        </draw:frame>
        <draw:line draw:style-name="gr19" draw:text-style-name="P7" draw:layer="layout" svg:x1="6.581cm" svg:y1="12.389cm" svg:x2="8.457cm" svg:y2="12.739cm">
          <text:p text:style-name="P5"/>
        </draw:line>
        <draw:frame draw:style-name="gr18" draw:text-style-name="P9" draw:layer="layout" svg:width="2.184cm" svg:height="0.887cm" svg:x="5.98cm" svg:y="11.619cm">
          <draw:text-box>
            <text:p text:style-name="P5"><text:span text:style-name="T3">VCC source</text:span></text:p>
            <text:p text:style-name="P5"><text:span text:style-name="T3">select</text:span></text:p>
          </draw:text-box>
        </draw:frame>
        <draw:custom-shape draw:style-name="gr10" draw:text-style-name="P8" draw:layer="layout" svg:width="0.396cm" svg:height="0.396cm" svg:x="9.219cm" svg:y="14.431cm">
          <text:p text:style-name="P2"><text:span text:style-name="T2">+5VCC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184cm" svg:height="0.887cm" svg:x="6.109cm" svg:y="15.48cm">
          <draw:text-box>
            <text:p text:style-name="P5"><text:span text:style-name="T3">GND and </text:span></text:p>
            <text:p text:style-name="P5"><text:span text:style-name="T3">5 VCC</text:span></text:p>
          </draw:text-box>
        </draw:frame>
        <draw:line draw:style-name="gr19" draw:text-style-name="P7" draw:layer="layout" svg:x1="7.153cm" svg:y1="15.453cm" svg:x2="8.613cm" svg:y2="14.575cm">
          <text:p text:style-name="P5"/>
        </draw:line>
        <draw:frame draw:style-name="gr18" draw:text-style-name="P9" draw:layer="layout" svg:width="1.392cm" svg:height="0.887cm" svg:x="5.925cm" svg:y="12.739cm">
          <draw:text-box>
            <text:p text:style-name="P5"><text:span text:style-name="T3">Power LED</text:span></text:p>
          </draw:text-box>
        </draw:frame>
        <draw:line draw:style-name="gr19" draw:text-style-name="P7" draw:layer="layout" svg:x1="7.04cm" svg:y1="12.986cm" svg:x2="9.405cm" svg:y2="12.993cm">
          <text:p text:style-name="P5"/>
        </draw:line>
        <draw:frame draw:style-name="gr18" draw:text-style-name="P9" draw:layer="layout" svg:width="2.184cm" svg:height="0.887cm" svg:x="7.362cm" svg:y="16.088cm">
          <draw:text-box>
            <text:p text:style-name="P5"><text:span text:style-name="T3">4MB mode LED</text:span></text:p>
          </draw:text-box>
        </draw:frame>
        <draw:line draw:style-name="gr19" draw:text-style-name="P7" draw:layer="layout" svg:x1="8.293cm" svg:y1="16.088cm" svg:x2="9.529cm" svg:y2="13.697cm">
          <text:p text:style-name="P5"/>
        </draw:line>
        <draw:line draw:style-name="gr19" draw:text-style-name="P7" draw:layer="layout" svg:x1="15.204cm" svg:y1="11.675cm" svg:x2="11.957cm" svg:y2="11.899cm">
          <text:p text:style-name="P5"/>
        </draw:line>
        <draw:frame draw:style-name="gr18" draw:text-style-name="P9" draw:layer="layout" svg:width="2.184cm" svg:height="0.602cm" svg:x="15.204cm" svg:y="11.297cm">
          <draw:text-box>
            <text:p text:style-name="P5"><text:span text:style-name="T3">Reset button</text:span></text:p>
          </draw:text-box>
        </draw:frame>
        <draw:line draw:style-name="gr19" draw:text-style-name="P7" draw:layer="layout" svg:x1="12.361cm" svg:y1="16.195cm" svg:x2="11.483cm" svg:y2="15.3cm">
          <text:p text:style-name="P5"/>
        </draw:line>
        <draw:frame draw:style-name="gr21" draw:text-style-name="P9" draw:layer="layout" svg:width="2.798cm" svg:height="1.456cm" svg:x="12.141cm" svg:y="16.138cm">
          <draw:text-box>
            <text:p text:style-name="P5"><text:span text:style-name="T3">JMP Enable</text:span></text:p>
            <text:p text:style-name="P5"><text:span text:style-name="T3">Post code only</text:span></text:p>
            <text:p text:style-name="P5"><text:span text:style-name="T3">mode</text:span></text:p>
          </draw:text-box>
        </draw:frame>
        <draw:line draw:style-name="gr19" draw:text-style-name="P7" draw:layer="layout" svg:x1="6.508cm" svg:y1="14.461cm" svg:x2="7.599cm" svg:y2="13.914cm">
          <text:p text:style-name="P5"/>
        </draw:line>
        <draw:frame draw:style-name="gr18" draw:text-style-name="P9" draw:layer="layout" svg:width="2.184cm" svg:height="0.887cm" svg:x="4.969cm" svg:y="14.341cm">
          <draw:text-box>
            <text:p text:style-name="P5"><text:span text:style-name="T3">LPC header pin 1</text:span></text:p>
          </draw:text-box>
        </draw:frame>
        <draw:g>
          <draw:custom-shape draw:style-name="gr1" draw:text-style-name="P4" draw:layer="layout" svg:width="1.244cm" svg:height="0.442cm" draw:transform="rotate (1.5707963267946) translate (3.593cm 13.221cm)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66cm" svg:height="0.066cm" draw:transform="rotate (1.5707963267946) translate (3.679cm 13.138cm)">
            <text:p text:style-name="P5"/>
          </draw:rect>
          <draw:rect draw:style-name="gr3" draw:text-style-name="P1" draw:layer="layout" svg:width="0.065cm" svg:height="0.066cm" draw:transform="rotate (1.5707963267946) translate (3.679cm 12.878cm)">
            <text:p text:style-name="P5"/>
          </draw:rect>
          <draw:rect draw:style-name="gr3" draw:text-style-name="P1" draw:layer="layout" svg:width="0.065cm" svg:height="0.066cm" draw:transform="rotate (1.5707963267946) translate (3.679cm 12.624cm)">
            <text:p text:style-name="P5"/>
          </draw:rect>
          <draw:rect draw:style-name="gr4" draw:text-style-name="P1" draw:layer="layout" svg:width="0.065cm" svg:height="0.066cm" draw:transform="rotate (1.5707963267946) translate (3.88cm 13.136cm)">
            <text:p text:style-name="P5"/>
          </draw:rect>
          <draw:rect draw:style-name="gr3" draw:text-style-name="P1" draw:layer="layout" svg:width="0.065cm" svg:height="0.066cm" draw:transform="rotate (1.5707963267946) translate (3.88cm 12.878cm)">
            <text:p text:style-name="P5"/>
          </draw:rect>
          <draw:rect draw:style-name="gr3" draw:text-style-name="P1" draw:layer="layout" svg:width="0.066cm" svg:height="0.066cm" draw:transform="rotate (1.5707963267946) translate (3.88cm 12.624cm)">
            <text:p text:style-name="P5"/>
          </draw:rect>
          <draw:rect draw:style-name="gr3" draw:text-style-name="P1" draw:layer="layout" svg:width="0.065cm" svg:height="0.065cm" draw:transform="rotate (1.5707963267946) translate (3.68cm 12.372cm)">
            <text:p text:style-name="P5"/>
          </draw:rect>
          <draw:rect draw:style-name="gr3" draw:text-style-name="P1" draw:layer="layout" svg:width="0.066cm" svg:height="0.065cm" draw:transform="rotate (1.5707963267946) translate (3.68cm 12.131cm)">
            <text:p text:style-name="P5"/>
          </draw:rect>
          <draw:rect draw:style-name="gr3" draw:text-style-name="P1" draw:layer="layout" svg:width="0.065cm" svg:height="0.066cm" draw:transform="rotate (1.5707963267946) translate (3.88cm 12.372cm)">
            <text:p text:style-name="P5"/>
          </draw:rect>
          <draw:rect draw:style-name="gr3" draw:text-style-name="P1" draw:layer="layout" svg:width="0.066cm" svg:height="0.066cm" draw:transform="rotate (1.5707963267946) translate (3.88cm 12.131cm)">
            <text:p text:style-name="P5"/>
          </draw:rect>
        </draw:g>
        <draw:frame draw:style-name="gr22" draw:text-style-name="P6" draw:layer="layout" svg:width="1.411cm" svg:height="1.505cm" svg:x="4.022cm" svg:y="11.856cm">
          <draw:text-box>
            <text:p text:style-name="P6"><text:span text:style-name="T2">GND</text:span></text:p>
            <text:p text:style-name="P6"><text:span text:style-name="T2">GND</text:span></text:p>
            <text:p text:style-name="P6"><text:span text:style-name="T2">LAD3</text:span></text:p>
            <text:p text:style-name="P6"><text:span text:style-name="T2">LAD1</text:span></text:p>
            <text:p text:style-name="P6"><text:span text:style-name="T2">RESETX</text:span></text:p>
          </draw:text-box>
        </draw:frame>
        <draw:frame draw:style-name="gr18" draw:text-style-name="P9" draw:layer="layout" svg:width="2.184cm" svg:height="0.602cm" svg:x="2.787cm" svg:y="11.24cm">
          <draw:text-box>
            <text:p text:style-name="P5"><text:span text:style-name="T3">LPC header </text:span></text:p>
          </draw:text-box>
        </draw:frame>
        <draw:frame draw:style-name="gr22" draw:text-style-name="P6" draw:layer="layout" svg:width="1.411cm" svg:height="1.505cm" svg:x="2.323cm" svg:y="11.857cm">
          <draw:text-box>
            <text:p text:style-name="P6"><text:span text:style-name="T2">VCC3</text:span></text:p>
            <text:p text:style-name="P6"><text:span text:style-name="T2">CLK</text:span></text:p>
            <text:p text:style-name="P6"><text:span text:style-name="T2">LFRAME</text:span></text:p>
            <text:p text:style-name="P6"><text:span text:style-name="T2">LAD2</text:span></text:p>
            <text:p text:style-name="P6"><text:span text:style-name="T2">LAD0</text:span></text:p>
          </draw:text-box>
        </draw:frame>
      </draw:page>
      <draw:page draw:name="page3" draw:style-name="dp1" draw:master-page-name="Default">
        <draw:rect draw:style-name="gr23" draw:text-style-name="P10" draw:layer="layout" svg:width="2.331cm" svg:height="2.361cm" svg:x="5.645cm" svg:y="14.497cm">
          <text:p text:style-name="P2"><text:span text:style-name="T4">Cyclone</text:span></text:p>
          <text:p text:style-name="P2"><text:span text:style-name="T4">FPGA</text:span></text:p>
          <text:p text:style-name="P2"><text:span text:style-name="T2">EP1C6T144C8N</text:span></text:p>
        </draw:rect>
        <draw:line draw:style-name="gr24" draw:text-style-name="P1" draw:layer="layout" svg:x1="10.091cm" svg:y1="15.294cm" svg:x2="11.43cm" svg:y2="15.294cm">
          <text:p text:style-name="P5"/>
        </draw:line>
        <draw:frame draw:style-name="gr25" draw:text-style-name="P11" draw:layer="layout" svg:width="3.036cm" svg:height="0.743cm" svg:x="11.359cm" svg:y="14.968cm">
          <draw:text-box>
            <text:p text:style-name="P5"><text:span text:style-name="T4">HOST <text:s/>PC</text:span></text:p>
          </draw:text-box>
        </draw:frame>
        <draw:rect draw:style-name="gr23" draw:text-style-name="P10" draw:layer="layout" svg:width="1.172cm" svg:height="1.651cm" svg:x="8.919cm" svg:y="14.502cm">
          <text:p text:style-name="P2"><text:span text:style-name="T4">FTDI</text:span></text:p>
          <text:p text:style-name="P2"><text:span text:style-name="T4">USB</text:span></text:p>
          <text:p text:style-name="P2"><text:span text:style-name="T2">FT245BM</text:span></text:p>
        </draw:rect>
        <draw:rect draw:style-name="gr23" draw:text-style-name="P7" draw:layer="layout" svg:width="1.083cm" svg:height="0.707cm" svg:x="5.645cm" svg:y="17.509cm">
          <text:p text:style-name="P2"><text:span text:style-name="T2">SERIAL</text:span></text:p>
          <text:p text:style-name="P2"><text:span text:style-name="T2">FLASH</text:span></text:p>
        </draw:rect>
        <draw:line draw:style-name="gr26" draw:text-style-name="P1" draw:layer="layout" svg:x1="6.237cm" svg:y1="16.858cm" svg:x2="6.237cm" svg:y2="17.497cm">
          <text:p text:style-name="P5"/>
        </draw:line>
        <draw:rect draw:style-name="gr23" draw:text-style-name="P7" draw:layer="layout" svg:width="1.084cm" svg:height="1.511cm" svg:x="6.905cm" svg:y="17.51cm">
          <text:p text:style-name="P2"><text:span text:style-name="T2">STRATA</text:span></text:p>
          <text:p text:style-name="P2"><text:span text:style-name="T2">FLASH</text:span></text:p>
          <text:p text:style-name="P2"><text:span text:style-name="T2">16MB</text:span></text:p>
          <text:p text:style-name="P2"><text:span text:style-name="T2">E28F128</text:span></text:p>
        </draw:rect>
        <draw:line draw:style-name="gr26" draw:text-style-name="P1" draw:layer="layout" svg:x1="7.446cm" svg:y1="16.858cm" svg:x2="7.446cm" svg:y2="17.508cm">
          <text:p text:style-name="P5"/>
        </draw:line>
        <draw:line draw:style-name="gr26" draw:text-style-name="P1" draw:layer="layout" svg:x1="7.976cm" svg:y1="15.295cm" svg:x2="8.93cm" svg:y2="15.295cm">
          <text:p text:style-name="P5"/>
        </draw:line>
        <draw:g>
          <draw:custom-shape draw:style-name="gr1" draw:text-style-name="P4" draw:layer="layout" svg:width="1.044cm" svg:height="0.371cm" svg:x="3.733cm" svg:y="14.74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3.803cm" svg:y="14.814cm">
            <text:p text:style-name="P5"/>
          </draw:rect>
          <draw:rect draw:style-name="gr3" draw:text-style-name="P1" draw:layer="layout" svg:width="0.055cm" svg:height="0.055cm" svg:x="4.021cm" svg:y="14.814cm">
            <text:p text:style-name="P5"/>
          </draw:rect>
          <draw:rect draw:style-name="gr3" draw:text-style-name="P1" draw:layer="layout" svg:width="0.055cm" svg:height="0.055cm" svg:x="4.234cm" svg:y="14.814cm">
            <text:p text:style-name="P5"/>
          </draw:rect>
          <draw:rect draw:style-name="gr4" draw:text-style-name="P1" draw:layer="layout" svg:width="0.055cm" svg:height="0.055cm" svg:x="3.804cm" svg:y="14.983cm">
            <text:p text:style-name="P5"/>
          </draw:rect>
          <draw:rect draw:style-name="gr3" draw:text-style-name="P1" draw:layer="layout" svg:width="0.055cm" svg:height="0.055cm" svg:x="4.021cm" svg:y="14.983cm">
            <text:p text:style-name="P5"/>
          </draw:rect>
          <draw:rect draw:style-name="gr3" draw:text-style-name="P1" draw:layer="layout" svg:width="0.055cm" svg:height="0.055cm" svg:x="4.235cm" svg:y="14.983cm">
            <text:p text:style-name="P5"/>
          </draw:rect>
          <draw:rect draw:style-name="gr3" draw:text-style-name="P1" draw:layer="layout" svg:width="0.055cm" svg:height="0.055cm" svg:x="4.445cm" svg:y="14.815cm">
            <text:p text:style-name="P5"/>
          </draw:rect>
          <draw:rect draw:style-name="gr3" draw:text-style-name="P1" draw:layer="layout" svg:width="0.055cm" svg:height="0.055cm" svg:x="4.648cm" svg:y="14.815cm">
            <text:p text:style-name="P5"/>
          </draw:rect>
          <draw:rect draw:style-name="gr3" draw:text-style-name="P1" draw:layer="layout" svg:width="0.055cm" svg:height="0.055cm" svg:x="4.445cm" svg:y="14.983cm">
            <text:p text:style-name="P5"/>
          </draw:rect>
          <draw:rect draw:style-name="gr3" draw:text-style-name="P1" draw:layer="layout" svg:width="0.055cm" svg:height="0.055cm" svg:x="4.648cm" svg:y="14.983cm">
            <text:p text:style-name="P5"/>
          </draw:rect>
        </draw:g>
        <draw:g>
          <draw:custom-shape draw:style-name="gr1" draw:text-style-name="P4" draw:layer="layout" svg:width="2.157cm" svg:height="0.371cm" svg:x="2.62cm" svg:y="15.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2.69cm" svg:y="15.362cm">
            <text:p text:style-name="P5"/>
          </draw:rect>
          <draw:rect draw:style-name="gr3" draw:text-style-name="P1" draw:layer="layout" svg:width="0.055cm" svg:height="0.055cm" svg:x="2.908cm" svg:y="15.362cm">
            <text:p text:style-name="P5"/>
          </draw:rect>
          <draw:rect draw:style-name="gr3" draw:text-style-name="P1" draw:layer="layout" svg:width="0.055cm" svg:height="0.055cm" svg:x="3.121cm" svg:y="15.362cm">
            <text:p text:style-name="P5"/>
          </draw:rect>
          <draw:rect draw:style-name="gr4" draw:text-style-name="P1" draw:layer="layout" svg:width="0.055cm" svg:height="0.055cm" svg:x="2.691cm" svg:y="15.531cm">
            <text:p text:style-name="P5"/>
          </draw:rect>
          <draw:rect draw:style-name="gr3" draw:text-style-name="P1" draw:layer="layout" svg:width="0.055cm" svg:height="0.055cm" svg:x="2.908cm" svg:y="15.531cm">
            <text:p text:style-name="P5"/>
          </draw:rect>
          <draw:rect draw:style-name="gr3" draw:text-style-name="P1" draw:layer="layout" svg:width="0.055cm" svg:height="0.055cm" svg:x="3.122cm" svg:y="15.531cm">
            <text:p text:style-name="P5"/>
          </draw:rect>
          <draw:rect draw:style-name="gr3" draw:text-style-name="P1" draw:layer="layout" svg:width="0.055cm" svg:height="0.055cm" svg:x="3.332cm" svg:y="15.363cm">
            <text:p text:style-name="P5"/>
          </draw:rect>
          <draw:rect draw:style-name="gr3" draw:text-style-name="P1" draw:layer="layout" svg:width="0.055cm" svg:height="0.055cm" svg:x="3.535cm" svg:y="15.363cm">
            <text:p text:style-name="P5"/>
          </draw:rect>
          <draw:rect draw:style-name="gr3" draw:text-style-name="P1" draw:layer="layout" svg:width="0.055cm" svg:height="0.055cm" svg:x="3.332cm" svg:y="15.531cm">
            <text:p text:style-name="P5"/>
          </draw:rect>
          <draw:rect draw:style-name="gr3" draw:text-style-name="P1" draw:layer="layout" svg:width="0.055cm" svg:height="0.055cm" svg:x="3.535cm" svg:y="15.531cm">
            <text:p text:style-name="P5"/>
          </draw:rect>
          <draw:rect draw:style-name="gr3" draw:text-style-name="P1" draw:layer="layout" svg:width="0.055cm" svg:height="0.055cm" svg:x="3.766cm" svg:y="15.362cm">
            <text:p text:style-name="P5"/>
          </draw:rect>
          <draw:rect draw:style-name="gr3" draw:text-style-name="P1" draw:layer="layout" svg:width="0.055cm" svg:height="0.055cm" svg:x="3.984cm" svg:y="15.362cm">
            <text:p text:style-name="P5"/>
          </draw:rect>
          <draw:rect draw:style-name="gr3" draw:text-style-name="P1" draw:layer="layout" svg:width="0.055cm" svg:height="0.055cm" svg:x="4.197cm" svg:y="15.362cm">
            <text:p text:style-name="P5"/>
          </draw:rect>
          <draw:rect draw:style-name="gr3" draw:text-style-name="P1" draw:layer="layout" svg:width="0.055cm" svg:height="0.055cm" svg:x="3.767cm" svg:y="15.531cm">
            <text:p text:style-name="P5"/>
          </draw:rect>
          <draw:rect draw:style-name="gr3" draw:text-style-name="P1" draw:layer="layout" svg:width="0.055cm" svg:height="0.055cm" svg:x="3.984cm" svg:y="15.531cm">
            <text:p text:style-name="P5"/>
          </draw:rect>
          <draw:rect draw:style-name="gr3" draw:text-style-name="P1" draw:layer="layout" svg:width="0.055cm" svg:height="0.055cm" svg:x="4.198cm" svg:y="15.531cm">
            <text:p text:style-name="P5"/>
          </draw:rect>
          <draw:rect draw:style-name="gr3" draw:text-style-name="P1" draw:layer="layout" svg:width="0.055cm" svg:height="0.055cm" svg:x="4.408cm" svg:y="15.363cm">
            <text:p text:style-name="P5"/>
          </draw:rect>
          <draw:rect draw:style-name="gr3" draw:text-style-name="P1" draw:layer="layout" svg:width="0.055cm" svg:height="0.055cm" svg:x="4.611cm" svg:y="15.363cm">
            <text:p text:style-name="P5"/>
          </draw:rect>
          <draw:rect draw:style-name="gr3" draw:text-style-name="P1" draw:layer="layout" svg:width="0.055cm" svg:height="0.055cm" svg:x="4.408cm" svg:y="15.531cm">
            <text:p text:style-name="P5"/>
          </draw:rect>
          <draw:rect draw:style-name="gr3" draw:text-style-name="P1" draw:layer="layout" svg:width="0.055cm" svg:height="0.055cm" svg:x="4.611cm" svg:y="15.531cm">
            <text:p text:style-name="P5"/>
          </draw:rect>
        </draw:g>
        <draw:rect draw:style-name="gr27" draw:text-style-name="P8" draw:layer="layout" svg:width="2.068cm" svg:height="0.419cm" svg:x="1.398cm" svg:y="14.729cm">
          <text:p text:style-name="P2"><text:span text:style-name="T2">7 bit IO,GND,VCC</text:span></text:p>
        </draw:rect>
        <draw:rect draw:style-name="gr27" draw:text-style-name="P8" draw:layer="layout" svg:width="2.057cm" svg:height="0.447cm" svg:x="0.428cm" svg:y="15.278cm">
          <text:p text:style-name="P2"><text:span text:style-name="T2">10 bit IO,GND,VCC</text:span></text:p>
        </draw:rect>
        <draw:line draw:style-name="gr26" draw:text-style-name="P1" draw:layer="layout" svg:x1="5.645cm" svg:y1="14.905cm" svg:x2="4.777cm" svg:y2="14.905cm">
          <text:p text:style-name="P5"/>
        </draw:line>
        <draw:line draw:style-name="gr26" draw:text-style-name="P1" draw:layer="layout" svg:x1="5.645cm" svg:y1="15.467cm" svg:x2="4.777cm" svg:y2="15.467cm">
          <text:p text:style-name="P5"/>
        </draw:line>
        <draw:rect draw:style-name="gr23" draw:text-style-name="P7" draw:layer="layout" svg:width="1.385cm" svg:height="0.869cm" svg:x="5.646cm" svg:y="12.864cm">
          <text:p text:style-name="P2"><text:span text:style-name="T2">4 SEGMENT</text:span></text:p>
          <text:p text:style-name="P2"><text:span text:style-name="T2">LED </text:span></text:p>
          <text:p text:style-name="P2"><text:span text:style-name="T2">DISPLAY</text:span></text:p>
        </draw:rect>
        <draw:g>
          <draw:custom-shape draw:style-name="gr1" draw:text-style-name="P4" draw:layer="layout" svg:width="0.624cm" svg:height="0.371cm" svg:x="4.152cm" svg:y="15.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4.222cm" svg:y="15.972cm">
            <text:p text:style-name="P5"/>
          </draw:rect>
          <draw:rect draw:style-name="gr3" draw:text-style-name="P1" draw:layer="layout" svg:width="0.055cm" svg:height="0.055cm" svg:x="4.44cm" svg:y="15.972cm">
            <text:p text:style-name="P5"/>
          </draw:rect>
          <draw:rect draw:style-name="gr3" draw:text-style-name="P1" draw:layer="layout" svg:width="0.055cm" svg:height="0.055cm" svg:x="4.653cm" svg:y="15.972cm">
            <text:p text:style-name="P5"/>
          </draw:rect>
          <draw:rect draw:style-name="gr4" draw:text-style-name="P1" draw:layer="layout" svg:width="0.055cm" svg:height="0.055cm" svg:x="4.223cm" svg:y="16.141cm">
            <text:p text:style-name="P5"/>
          </draw:rect>
          <draw:rect draw:style-name="gr3" draw:text-style-name="P1" draw:layer="layout" svg:width="0.055cm" svg:height="0.055cm" svg:x="4.44cm" svg:y="16.141cm">
            <text:p text:style-name="P5"/>
          </draw:rect>
          <draw:rect draw:style-name="gr3" draw:text-style-name="P1" draw:layer="layout" svg:width="0.055cm" svg:height="0.055cm" svg:x="4.654cm" svg:y="16.141cm">
            <text:p text:style-name="P5"/>
          </draw:rect>
        </draw:g>
        <draw:frame draw:style-name="gr28" draw:text-style-name="P8" draw:layer="layout" svg:width="2.225cm" svg:height="0.494cm" svg:x="1.927cm" svg:y="15.829cm">
          <draw:text-box>
            <text:p text:style-name="P2"><text:span text:style-name="T2">2 bit jumpers IN</text:span></text:p>
          </draw:text-box>
        </draw:frame>
        <draw:line draw:style-name="gr29" draw:text-style-name="P1" draw:layer="layout" svg:x1="5.645cm" svg:y1="16.09cm" svg:x2="4.777cm" svg:y2="16.09cm">
          <text:p text:style-name="P5"/>
        </draw:line>
        <draw:line draw:style-name="gr26" draw:text-style-name="P1" draw:layer="layout" svg:x1="6.237cm" svg:y1="13.767cm" svg:x2="6.237cm" svg:y2="14.497cm">
          <text:p text:style-name="P5"/>
        </draw:line>
        <draw:line draw:style-name="gr29" draw:text-style-name="P1" draw:layer="layout" svg:x1="7.736cm" svg:y1="13.746cm" svg:x2="7.736cm" svg:y2="14.498cm">
          <text:p text:style-name="P5"/>
        </draw:line>
        <draw:custom-shape draw:style-name="gr30" draw:text-style-name="P1" draw:layer="layout" svg:width="0.327cm" svg:height="0.327cm" svg:x="7.586cm" svg:y="13.41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27" draw:text-style-name="P8" draw:layer="layout" svg:width="1.071cm" svg:height="0.38cm" svg:x="7.397cm" svg:y="12.94cm">
          <text:p text:style-name="P2"><text:span text:style-name="T2">Two colour</text:span></text:p>
          <text:p text:style-name="P2"><text:span text:style-name="T2">LED</text:span></text:p>
        </draw:rect>
        <draw:line draw:style-name="gr31" draw:text-style-name="P1" draw:layer="layout" svg:x1="8.915cm" svg:y1="16.568cm" svg:x2="7.976cm" svg:y2="16.568cm">
          <text:p text:style-name="P5"/>
        </draw:line>
        <draw:rect draw:style-name="gr23" draw:text-style-name="P7" draw:layer="layout" svg:width="1.093cm" svg:height="0.714cm" svg:x="8.915cm" svg:y="16.247cm">
          <text:p text:style-name="P2"><text:span text:style-name="T2">25MHz</text:span></text:p>
          <text:p text:style-name="P2"><text:span text:style-name="T2">OSC</text:span></text:p>
        </draw:rect>
        <draw:line draw:style-name="gr29" draw:text-style-name="P1" draw:layer="layout" svg:x1="5.645cm" svg:y1="17.85cm" svg:x2="4.777cm" svg:y2="17.85cm">
          <text:p text:style-name="P5"/>
        </draw:line>
        <draw:frame draw:style-name="gr28" draw:text-style-name="P8" draw:layer="layout" svg:width="2.225cm" svg:height="0.735cm" svg:x="2.798cm" svg:y="17.628cm">
          <draw:text-box>
            <text:p text:style-name="P2"><text:span text:style-name="T2">ByteBlaster II</text:span></text:p>
            <text:p text:style-name="P2"><text:span text:style-name="T2">interface</text:span></text:p>
          </draw:text-box>
        </draw:frame>
        <draw:line draw:style-name="gr29" draw:text-style-name="P1" draw:layer="layout" svg:x1="5.645cm" svg:y1="16.556cm" svg:x2="4.777cm" svg:y2="16.556cm">
          <text:p text:style-name="P5"/>
        </draw:line>
        <draw:frame draw:style-name="gr28" draw:text-style-name="P8" draw:layer="layout" svg:width="2.225cm" svg:height="0.494cm" svg:x="2.551cm" svg:y="16.323cm">
          <draw:text-box>
            <text:p text:style-name="P2"><text:span text:style-name="T2">Reset button</text:span></text:p>
          </draw:text-box>
        </draw:frame>
      </draw:page>
      <draw:page draw:name="page4" draw:style-name="dp1" draw:master-page-name="Default">
        <draw:custom-shape draw:style-name="gr32" draw:text-style-name="P7" draw:layer="layout" svg:width="1.777cm" svg:height="0.353cm" svg:x="0.604cm" svg:y="14.652cm">
          <text:p text:style-name="P2"><text:span text:style-name="T2">led_sys.vh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2" draw:layer="layout" svg:width="3.54cm" svg:height="3.54cm" svg:x="4.435cm" svg:y="11.54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4.435cm" svg:y="11.541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299cm" svg:y1="11.541cm" svg:x2="4.435cm" svg:y2="11.541cm">
            <text:p text:style-name="P5"/>
          </draw:line>
          <draw:line draw:style-name="gr33" draw:text-style-name="P1" draw:layer="layout" svg:x1="4.435cm" svg:y1="11.894cm" svg:x2="4.435cm" svg:y2="11.541cm">
            <text:p text:style-name="P5"/>
          </draw:line>
        </draw:g>
        <draw:g>
          <draw:custom-shape draw:style-name="gr1" draw:text-style-name="P12" draw:layer="layout" svg:width="9.626cm" svg:height="9.626cm" svg:x="3.439cm" svg:y="16.97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3.439cm" svg:y="16.971cm">
            <text:p text:style-name="P2"><text:span text:style-name="T2">design_top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5.303cm" svg:y1="16.971cm" svg:x2="3.439cm" svg:y2="16.971cm">
            <text:p text:style-name="P5"/>
          </draw:line>
          <draw:line draw:style-name="gr33" draw:text-style-name="P1" draw:layer="layout" svg:x1="3.439cm" svg:y1="17.324cm" svg:x2="3.439cm" svg:y2="16.971cm">
            <text:p text:style-name="P5"/>
          </draw:line>
        </draw:g>
        <draw:g>
          <draw:custom-shape draw:style-name="gr1" draw:text-style-name="P12" draw:layer="layout" svg:width="3.54cm" svg:height="3.54cm" svg:x="4.435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4.435cm" svg:y="17.929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299cm" svg:y1="17.929cm" svg:x2="4.435cm" svg:y2="17.929cm">
            <text:p text:style-name="P5"/>
          </draw:line>
          <draw:line draw:style-name="gr33" draw:text-style-name="P1" draw:layer="layout" svg:x1="4.435cm" svg:y1="18.282cm" svg:x2="4.435cm" svg:y2="17.929cm">
            <text:p text:style-name="P5"/>
          </draw:line>
        </draw:g>
        <draw:g>
          <draw:custom-shape draw:style-name="gr1" draw:text-style-name="P12" draw:layer="layout" svg:width="2.772cm" svg:height="0.945cm" svg:x="4.863cm" svg:y="18.482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979cm" svg:height="0.353cm" svg:x="4.863cm" svg:y="18.482cm">
            <text:p text:style-name="P2"><text:span text:style-name="T2">byte_scan_mux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917cm" svg:y1="18.482cm" svg:x2="4.863cm" svg:y2="18.482cm">
            <text:p text:style-name="P5"/>
          </draw:line>
          <draw:line draw:style-name="gr33" draw:text-style-name="P1" draw:layer="layout" svg:x1="4.863cm" svg:y1="18.835cm" svg:x2="4.863cm" svg:y2="18.482cm">
            <text:p text:style-name="P5"/>
          </draw:line>
        </draw:g>
        <draw:g>
          <draw:custom-shape draw:style-name="gr1" draw:text-style-name="P12" draw:layer="layout" svg:width="1.865cm" svg:height="1.31cm" svg:x="5.14cm" svg:y="19.6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5.14cm" svg:y="19.62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7.004cm" svg:y1="19.629cm" svg:x2="5.14cm" svg:y2="19.629cm">
            <text:p text:style-name="P5"/>
          </draw:line>
          <draw:line draw:style-name="gr33" draw:text-style-name="P1" draw:layer="layout" svg:x1="5.14cm" svg:y1="19.982cm" svg:x2="5.14cm" svg:y2="19.629cm">
            <text:p text:style-name="P5"/>
          </draw:line>
        </draw:g>
        <draw:g>
          <draw:custom-shape draw:style-name="gr1" draw:text-style-name="P12" draw:layer="layout" svg:width="1.865cm" svg:height="1.31cm" svg:x="5.719cm" svg:y="19.86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5.719cm" svg:y="19.86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7.583cm" svg:y1="19.869cm" svg:x2="5.719cm" svg:y2="19.869cm">
            <text:p text:style-name="P5"/>
          </draw:line>
          <draw:line draw:style-name="gr33" draw:text-style-name="P1" draw:layer="layout" svg:x1="5.719cm" svg:y1="20.222cm" svg:x2="5.719cm" svg:y2="19.869cm">
            <text:p text:style-name="P5"/>
          </draw:line>
        </draw:g>
        <draw:g>
          <draw:custom-shape draw:style-name="gr1" draw:text-style-name="P12" draw:layer="layout" svg:width="2.457cm" svg:height="3.54cm" svg:x="9.361cm" svg:y="22.09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9.361cm" svg:y="22.099cm">
            <text:p text:style-name="P2"><text:span text:style-name="T2">usb2mem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11.225cm" svg:y1="22.099cm" svg:x2="9.361cm" svg:y2="22.099cm">
            <text:p text:style-name="P5"/>
          </draw:line>
          <draw:line draw:style-name="gr33" draw:text-style-name="P1" draw:layer="layout" svg:x1="9.361cm" svg:y1="22.452cm" svg:x2="9.361cm" svg:y2="22.099cm">
            <text:p text:style-name="P5"/>
          </draw:line>
        </draw:g>
        <draw:g>
          <draw:custom-shape draw:style-name="gr1" draw:text-style-name="P12" draw:layer="layout" svg:width="2.457cm" svg:height="3.54cm" svg:x="9.362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9.362cm" svg:y="17.929cm">
            <text:p text:style-name="P2"><text:span text:style-name="T2">flash_if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11.226cm" svg:y1="17.929cm" svg:x2="9.362cm" svg:y2="17.929cm">
            <text:p text:style-name="P5"/>
          </draw:line>
          <draw:line draw:style-name="gr33" draw:text-style-name="P1" draw:layer="layout" svg:x1="9.362cm" svg:y1="18.282cm" svg:x2="9.362cm" svg:y2="17.929cm">
            <text:p text:style-name="P5"/>
          </draw:line>
        </draw:g>
        <draw:g>
          <draw:custom-shape draw:style-name="gr1" draw:text-style-name="P12" draw:layer="layout" svg:width="2.457cm" svg:height="3.54cm" svg:x="4.437cm" svg:y="22.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32" draw:text-style-name="P7" draw:layer="layout" svg:width="1.777cm" svg:height="0.353cm" svg:x="4.437cm" svg:y="22.1cm">
            <text:p text:style-name="P2"><text:span text:style-name="T2">lpc_byte.vhd</text:span></text:p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6.301cm" svg:y1="22.1cm" svg:x2="4.437cm" svg:y2="22.1cm">
            <text:p text:style-name="P5"/>
          </draw:line>
          <draw:line draw:style-name="gr33" draw:text-style-name="P1" draw:layer="layout" svg:x1="4.437cm" svg:y1="22.453cm" svg:x2="4.437cm" svg:y2="22.1cm">
            <text:p text:style-name="P5"/>
          </draw:line>
        </draw:g>
        <draw:line draw:style-name="gr34" draw:text-style-name="P1" draw:layer="layout" svg:x1="8.58cm" svg:y1="18.318cm" svg:x2="8.58cm" svg:y2="24.756cm">
          <text:p text:style-name="P5"/>
        </draw:line>
        <draw:line draw:style-name="gr35" draw:text-style-name="P1" draw:layer="layout" svg:x1="8.58cm" svg:y1="23.561cm" svg:x2="9.361cm" svg:y2="23.561cm">
          <text:p text:style-name="P5"/>
        </draw:line>
        <draw:line draw:style-name="gr35" draw:text-style-name="P1" draw:layer="layout" svg:x1="8.581cm" svg:y1="19.882cm" svg:x2="9.362cm" svg:y2="19.882cm">
          <text:p text:style-name="P5"/>
        </draw:line>
        <draw:line draw:style-name="gr35" draw:text-style-name="P1" draw:layer="layout" svg:x1="6.894cm" svg:y1="23.561cm" svg:x2="8.58cm" svg:y2="23.561cm">
          <text:p text:style-name="P5"/>
        </draw:line>
        <draw:line draw:style-name="gr36" draw:text-style-name="P1" draw:layer="layout" svg:x1="7.371cm" svg:y1="23.561cm" svg:x2="7.371cm" svg:y2="21.179cm">
          <text:p text:style-name="P5"/>
        </draw:line>
        <draw:line draw:style-name="gr35" draw:text-style-name="P1" draw:layer="layout" svg:x1="3.439cm" svg:y1="23.561cm" svg:x2="4.437cm" svg:y2="23.561cm">
          <text:p text:style-name="P5"/>
        </draw:line>
        <draw:line draw:style-name="gr35" draw:text-style-name="P1" draw:layer="layout" svg:x1="11.819cm" svg:y1="19.882cm" svg:x2="13.066cm" svg:y2="19.882cm">
          <text:p text:style-name="P5"/>
        </draw:line>
        <draw:line draw:style-name="gr35" draw:text-style-name="P1" draw:layer="layout" svg:x1="3.439cm" svg:y1="19.037cm" svg:x2="4.863cm" svg:y2="19.037cm">
          <text:p text:style-name="P5"/>
        </draw:line>
        <draw:line draw:style-name="gr34" draw:text-style-name="P1" draw:layer="layout" svg:x1="6.035cm" svg:y1="19.427cm" svg:x2="6.035cm" svg:y2="19.629cm">
          <text:p text:style-name="P5"/>
        </draw:line>
        <draw:line draw:style-name="gr34" draw:text-style-name="P1" draw:layer="layout" svg:x1="6.715cm" svg:y1="19.427cm" svg:x2="6.715cm" svg:y2="19.869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17T14:58:30</meta:creation-date>
    <dc:date>2007-12-11T09:26:27</dc:date>
    <dc:language>en-GB</dc:language>
    <meta:editing-cycles>32</meta:editing-cycles>
    <meta:editing-duration>P1DT5H8M35S</meta:editing-duration>
    <meta:user-defined meta:name="Info 1"/>
    <meta:user-defined meta:name="Info 2"/>
    <meta:user-defined meta:name="Info 3"/>
    <meta:user-defined meta:name="Info 4"/>
    <meta:document-statistic meta:object-count="317"/>
  </office:meta>
</office:document-meta>
</file>